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Harlow Solid Italic" svg:font-family="'Harlow Solid Italic'" style:font-family-generic="decorative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rlow Solid Italic" fo:font-size="26pt" officeooo:rsid="0005d21a" officeooo:paragraph-rsid="0005d21a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Harlow Solid Italic" fo:font-size="6pt" officeooo:rsid="0005d21a" officeooo:paragraph-rsid="0005d21a" style:font-size-asian="5.25pt" style:font-size-complex="6pt"/>
    </style:style>
    <style:style style:name="P3" style:family="paragraph" style:parent-style-name="Standard">
      <style:paragraph-properties fo:text-align="start" style:justify-single-word="false"/>
      <style:text-properties officeooo:paragraph-rsid="0005d21a"/>
    </style:style>
    <style:style style:name="P4" style:family="paragraph" style:parent-style-name="Standard">
      <style:paragraph-properties fo:text-align="start" style:justify-single-word="false"/>
      <style:text-properties style:font-name="Helvetica" fo:font-size="15pt" officeooo:rsid="0005d21a" officeooo:paragraph-rsid="0005d21a" style:font-size-asian="13.1000003814697pt" style:font-size-complex="15pt"/>
    </style:style>
    <style:style style:name="P5" style:family="paragraph" style:parent-style-name="Standard">
      <style:paragraph-properties fo:text-align="end" style:justify-single-word="false"/>
      <style:text-properties style:font-name="Helvetica" fo:font-size="15pt" officeooo:rsid="0005d21a" officeooo:paragraph-rsid="0005d21a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12pt" officeooo:rsid="0005d21a" officeooo:paragraph-rsid="0005d21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Helvetica" fo:font-size="15pt" fo:font-style="italic" style:text-underline-style="solid" style:text-underline-width="auto" style:text-underline-color="font-color" fo:font-weight="bold" officeooo:rsid="000799f3" officeooo:paragraph-rsid="000799f3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style:font-name="Harlow Solid Italic" fo:font-size="26pt" officeooo:rsid="0005d21a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78185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site web </text:p>
      <text:p text:style-name="P2"/>
      <text:p text:style-name="P4">Son thème principale sera <text:span text:style-name="T2">Communiste</text:span> qui semblera <text:span text:style-name="T2">sérieux</text:span> mais qui n’aura rien de tout ça. (<text:span text:style-name="T5">Le mot a été généré de façon complètement aléatoire sur </text:span><text:a xlink:type="simple" xlink:href="https://www.motsqui.com/mots-aleatoires.php?Submit=Nouveau+mot" text:style-name="Internet_20_link" text:visited-style-name="Visited_20_Internet_20_Link"><text:span text:style-name="T5">https://www.motsqui.com/mots-aleatoires.php?Submit=Nouveau+mot</text:span></text:a><text:span text:style-name="T4">)</text:span></text:p>
      <text:p text:style-name="P4"/>
      <text:p text:style-name="P7">Github pa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iri Quran" svg:font-family="'Amiri Quran'" style:font-pitch="variable"/>
    <style:font-face style:name="Harlow Solid Italic" svg:font-family="'Harlow Solid Italic'" style:font-family-generic="decorative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6:22:05.472000000</meta:creation-date>
    <dc:date>2023-11-29T17:33:06.519000000</dc:date>
    <meta:editing-duration>PT39M39S</meta:editing-duration>
    <meta:editing-cycles>1</meta:editing-cycles>
    <meta:document-statistic meta:table-count="0" meta:image-count="0" meta:object-count="0" meta:page-count="1" meta:paragraph-count="3" meta:word-count="31" meta:character-count="236" meta:non-whitespace-character-count="207"/>
    <meta:generator>LibreOffice/7.3.6.2$Windows_X86_64 LibreOffice_project/c28ca90fd6e1a19e189fc16c05f8f8924961e12e</meta:generator>
  </office:meta>
</office:document-meta>
</file>